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2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order-bottom="none" fo:background-color="transparent" fo:border-left="0.74pt solid #2a6099" fo:border-right="0.74pt solid #2a6099" fo:border-top="0.74pt solid #2a6099"/>
    </style:style>
    <style:style style:name="ce4" style:family="table-cell" style:parent-style-name="Default">
      <style:table-cell-properties fo:border-bottom="none" fo:background-color="transparent" fo:border-left="0.74pt solid #2a6099" fo:border-right="0.74pt solid #2a6099" fo:border-top="none"/>
    </style:style>
    <style:style style:name="ce5" style:family="table-cell" style:parent-style-name="Default">
      <style:table-cell-properties fo:border-bottom="0.74pt solid #2a6099" fo:background-color="transparent" fo:border-left="0.74pt solid #2a6099" fo:border-right="0.74pt solid #2a6099" fo:border-top="none"/>
    </style:style>
    <style:style style:name="ce6" style:family="table-cell" style:parent-style-name="Default">
      <style:table-cell-properties fo:border="0.74pt solid #2a6099"/>
    </style:style>
    <style:style style:name="ce7" style:family="table-cell" style:parent-style-name="Default" style:data-style-name="N129">
      <style:table-cell-properties fo:border="0.74pt solid #2a6099"/>
    </style:style>
    <style:style style:name="ce8" style:family="table-cell" style:parent-style-name="Default" style:data-style-name="N132"/>
    <style:style style:name="ce9" style:family="table-cell" style:parent-style-name="Default" style:data-style-name="N131">
      <style:table-cell-properties fo:border="0.74pt solid #2a6099"/>
    </style:style>
    <style:style style:name="ce10" style:family="table-cell" style:parent-style-name="Default" style:data-style-name="N131"/>
    <style:style style:name="ce11" style:family="table-cell" style:parent-style-name="Default" style:data-style-name="N129"/>
    <style:style style:name="ce12" style:family="table-cell" style:parent-style-name="Default" style:data-style-name="N144"/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30"/>
    <style:style style:name="ce15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in" svg:height="4.9571in" svg:x="9.515in" svg:y="0.0417in">
            <draw:object draw:notify-on-update-of-ranges="Sheet1.I1:Sheet1.I4 Sheet1.J1:Sheet1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V_In,min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voltage</text:p>
          </table:table-cell>
          <table:table-cell table:number-columns-repeated="4"/>
          <table:table-cell office:value-type="string" calcext:value-type="string">
            <text:p>V_In (V)</text:p>
          </table:table-cell>
          <table:table-cell office:value-type="string" calcext:value-type="string">
            <text:p>L (uH)</text:p>
          </table:table-cell>
          <table:table-cell/>
        </table:table-row>
        <table:table-row table:style-name="ro1">
          <table:table-cell office:value-type="string" calcext:value-type="string">
            <text:p>V_In,nom</text:p>
          </table:table-cell>
          <table:table-cell table:style-name="ce4" office:value-type="float" office:value="12.7" calcext:value-type="float">
            <text:p>1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</text:p>
          </table:table-cell>
          <table:table-cell table:number-columns-repeated="4"/>
          <table:table-cell table:style-name="ce13" table:formula="of:=[.B1]" office:value-type="float" office:value="9" calcext:value-type="float">
            <text:p>9</text:p>
          </table:table-cell>
          <table:table-cell table:style-name="ce14" table:formula="of:=[.B35]*1000000" office:value-type="float" office:value="8.40072643676844" calcext:value-type="float">
            <text:p>8.4</text:p>
          </table:table-cell>
          <table:table-cell/>
        </table:table-row>
        <table:table-row table:style-name="ro1">
          <table:table-cell office:value-type="string" calcext:value-type="string">
            <text:p>V_In,max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</text:p>
          </table:table-cell>
          <table:table-cell table:number-columns-repeated="4"/>
          <table:table-cell table:style-name="ce13" table:formula="of:=[.B2]" office:value-type="float" office:value="12.7" calcext:value-type="float">
            <text:p>12.7</text:p>
          </table:table-cell>
          <table:table-cell table:style-name="ce14" table:formula="of:=[.B36]*1000000" office:value-type="float" office:value="14.7641113439899" calcext:value-type="float">
            <text:p>14.8</text:p>
          </table:table-cell>
          <table:table-cell/>
        </table:table-row>
        <table:table-row table:style-name="ro1">
          <table:table-cell table:number-columns-repeated="8"/>
          <table:table-cell table:style-name="ce13" table:formula="of:=[.B3]" office:value-type="float" office:value="16" calcext:value-type="float">
            <text:p>16</text:p>
          </table:table-cell>
          <table:table-cell table:style-name="ce14" table:formula="of:=[.B37]*1000000" office:value-type="float" office:value="17.9565527585925" calcext:value-type="float">
            <text:p>18.0</text:p>
          </table:table-cell>
          <table:table-cell/>
        </table:table-row>
        <table:table-row table:style-name="ro1">
          <table:table-cell office:value-type="string" calcext:value-type="string">
            <text:p>V_Out,nom</text:p>
          </table:table-cell>
          <table:table-cell table:style-name="ce6" office:value-type="float" office:value="6.5" calcext:value-type="float">
            <text:p>6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voltage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Δ</text:span>L / <text:span text:style-name="T1">Δ</text:span>V_In</text:p>
          </table:table-cell>
          <table:table-cell table:style-name="ce15" table:number-matrix-columns-spanned="2" table:number-matrix-rows-spanned="1" table:formula="of:=LINEST([.J2:.J4];[.I2:.I4])" office:value-type="float" office:value="1.3722528550921" calcext:value-type="float">
            <text:p>1.37</text:p>
          </table:table-cell>
          <table:table-cell office:value-type="float" office:value="-3.53751403254045" calcext:value-type="float">
            <text:p>-3.53751403254045</text:p>
          </table:table-cell>
        </table:table-row>
        <table:table-row table:style-name="ro1">
          <table:table-cell office:value-type="string" calcext:value-type="string">
            <text:p>I_Load,max</text:p>
          </table:table-cell>
          <table:table-cell table:style-name="ce7" office:value-type="float" office:value="0.25" calcext:value-type="float">
            <text:p>0.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. load curren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_sw,min</text:p>
          </table:table-cell>
          <table:table-cell table:style-name="ce8" office:value-type="float" office:value="100000" calcext:value-type="float">
            <text:p>100E+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Switching frequen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_sw</text:p>
          </table:table-cell>
          <table:table-cell table:style-name="ce9" office:value-type="float" office:value="2000000" calcext:value-type="float">
            <text:p>2.000E+06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_sw,max</text:p>
          </table:table-cell>
          <table:table-cell table:style-name="ce10" office:value-type="float" office:value="2200000" calcext:value-type="float">
            <text:p>2.200E+06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_T</text:p>
          </table:table-cell>
          <table:table-cell table:formula="of:=100000 / ([.B10]/1000)" office:value-type="float" office:value="50" calcext:value-type="float">
            <text:p>50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Frequency-setting resisto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_Peak,li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 side peak current limi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6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ty(V_In,min)</text:p>
          </table:table-cell>
          <table:table-cell table:style-name="ce11" table:formula="of:=[.B$5] / ([.B1]*[.B$17])" office:value-type="float" office:value="0.849673202614379" calcext:value-type="float">
            <text:p>0.850</text:p>
          </table:table-cell>
          <table:table-cell/>
          <table:table-cell office:value-type="string" calcext:value-type="string">
            <text:p>Duty cy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ty(V_In,nom)</text:p>
          </table:table-cell>
          <table:table-cell table:style-name="ce11" table:formula="of:=[.B$5] / ([.B2]*[.B$17])" office:value-type="float" office:value="0.602130616025938" calcext:value-type="float">
            <text:p>0.602</text:p>
          </table:table-cell>
          <table:table-cell/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ty(V_In,max)</text:p>
          </table:table-cell>
          <table:table-cell table:style-name="ce11" table:formula="of:=[.B$5] / ([.B3]*[.B$17])" office:value-type="float" office:value="0.477941176470588" calcext:value-type="float">
            <text:p>0.478</text:p>
          </table:table-cell>
          <table:table-cell/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_Recommended,avg</text:p>
          </table:table-cell>
          <table:table-cell table:style-name="ce12" table:formula="of:=(0.0000068 + 0.000033)/2" office:value-type="float" office:value="0.0000199" calcext:value-type="float">
            <text:p>19.90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verage recommended inductor value from datashee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ΔI_L(V_In,min)</text:p>
          </table:table-cell>
          <table:table-cell table:style-name="ce11" table:formula="of:=([.B1]-[.B$5])*[.B19] / [.B$10] / [.B$23]" office:value-type="float" office:value="0.0533714323250238" calcext:value-type="float">
            <text:p>0.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timated inductor ripple curre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ΔI_L(V_In,nom)</text:p>
          </table:table-cell>
          <table:table-cell table:style-name="ce11" table:formula="of:=([.B2]-[.B$5])*[.B20] / [.B$10] / [.B$23]" office:value-type="float" office:value="0.0937992416924828" calcext:value-type="float">
            <text:p>0.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ΔI_L,(V_In,max)</text:p>
          </table:table-cell>
          <table:table-cell table:style-name="ce11" table:formula="of:=([.B3]-[.B$5])*[.B21] / [.B$10] / [.B$23]" office:value-type="float" office:value="0.114081436594738" calcext:value-type="float">
            <text:p>0.1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_Avail,min</text:p>
          </table:table-cell>
          <table:table-cell table:style-name="ce11" table:formula="of:=[.B15] - MAX([.B25:.B27])/2" office:value-type="float" office:value="2.14295928170263" calcext:value-type="float">
            <text:p>2.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ailable output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_Supply,max</text:p>
          </table:table-cell>
          <table:table-cell table:style-name="ce11" table:formula="of:=[.B7] + MAX([.B25:.B27])/2" office:value-type="float" office:value="0.307040718297369" calcext:value-type="float">
            <text:p>0.3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 power supply curren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_ripple</text:p>
          </table:table-cell>
          <table:table-cell table:style-name="ce6" office:value-type="float" office:value="0.35" calcext:value-type="float">
            <text:p>0.35</text:p>
          </table:table-cell>
          <table:table-cell/>
          <table:table-cell office:value-type="string" calcext:value-type="string">
            <text:p>Ripple current facto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ΔI_L,approx</text:p>
          </table:table-cell>
          <table:table-cell table:style-name="ce11" table:formula="of:=[.B32]*[.B30]" office:value-type="float" office:value="0.107464251404079" calcext:value-type="float">
            <text:p>0.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timated ripple curren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(V_In,min)</text:p>
          </table:table-cell>
          <table:table-cell table:style-name="ce12" table:formula="of:=[.B$5] * ([.B1]-[.B$5]) / [.B$33] / [.B$10] / [.B1]" office:value-type="float" office:value="0.00000840072643676844" calcext:value-type="float">
            <text:p>08.40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u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(V_In,nom)</text:p>
          </table:table-cell>
          <table:table-cell table:style-name="ce12" table:formula="of:=[.B$5] * ([.B2]-[.B$5]) / [.B$33] / [.B$10] / [.B2]" office:value-type="float" office:value="0.0000147641113439899" calcext:value-type="float">
            <text:p>14.76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(V_In,max)</text:p>
          </table:table-cell>
          <table:table-cell table:style-name="ce12" table:formula="of:=[.B$5] * ([.B3]-[.B$5]) / [.B$33] / [.B$10] / [.B3]" office:value-type="float" office:value="0.0000179565527585925" calcext:value-type="float">
            <text:p>17.96E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“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ans3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3" style:font-size-asian="12pt" style:language-asian="zh" style:country-asian="CN" style:font-name-complex="Liberation Sans3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3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scientific-number number:decimal-places="2" number:min-decimal-places="2" number:min-integer-digits="2" number:min-exponent-digits="2" number:exponent-interval="2" number:forced-exponent-sign="true"/>
    </number:number-style>
    <number:number-style style:name="N145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1:19:00.925538473</meta:creation-date>
    <dc:date>2025-09-19T13:16:03.872320549</dc:date>
    <meta:editing-duration>PT1H56M39S</meta:editing-duration>
    <meta:editing-cycles>50</meta:editing-cycles>
    <meta:generator>LibreOffice/25.2.5.2$Linux_X86_64 LibreOffice_project/520$Build-2</meta:generator>
    <meta:document-statistic meta:table-count="1" meta:cell-count="1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30">
      <style:chart-properties chart:display-label="true" chart:logarithmic="false" chart:minimum="0" chart:maximum="6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067cm" svg:height="12.592cm" xlink:href=".." xlink:type="simple" chart:class="chart:line" chart:style-name="ch1">
        <chart:legend chart:legend-position="end" svg:x="17.27cm" svg:y="5.997cm" style:legend-expansion="high" chart:style-name="ch2"/>
        <chart:plot-area chart:style-name="ch3" svg:x="1.412cm" svg:y="0.251cm" svg:width="15.457cm" svg:height="11.109cm">
          <chart:coordinate-region svg:x="2.332cm" svg:y="0.251cm" svg:width="14.344cm" svg:height="10.462cm"/>
          <chart:axis chart:dimension="x" chart:name="primary-x" chart:style-name="ch4" chartooo:axis-type="auto">
            <chartooo:date-scale/>
            <chart:title svg:x="8.5cm" svg:y="11.611cm" chart:style-name="ch5">
              <text:p><text:span text:style-name="T1">V_In (V)</text:span></text:p>
            </chart:title>
            <chart:categories table:cell-range-address="Sheet1.I1:Sheet1.I4"/>
          </chart:axis>
          <chart:axis chart:dimension="y" chart:name="primary-y" chart:style-name="ch6">
            <chart:title svg:x="0.451cm" svg:y="6.303cm" chart:style-name="ch7">
              <text:p><text:span text:style-name="T1">L (uH)</text:span></text:p>
            </chart:title>
            <chart:grid chart:style-name="ch8" chart:class="major"/>
          </chart:axis>
          <chart:series chart:style-name="ch9" chart:values-cell-range-address="Sheet1.J1:Sheet1.J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V_In (V)</text:p>
                <draw:g>
                  <svg:desc>Sheet1.I1:Sheet1.I4</svg:desc>
                </draw:g>
              </table:table-cell>
              <table:table-cell office:value-type="float" office:value="NaN">
                <text:p>NaN</text:p>
                <draw:g>
                  <svg:desc>Sheet1.J1:Sheet1.J4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40072643676844">
                <text:p>8.40072643676844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4.7641113439899">
                <text:p>14.76411134398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9565527585925">
                <text:p>17.9565527585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